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93cm" svg:height="5.831cm" svg:x="6.857cm" svg:y="4.4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95cm" svg:height="3.726cm" svg:x="3.078cm" svg:y="16.36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078cm" svg:y1="18.197cm" svg:x2="3.078cm" svg:y2="9.342cm">
          <text:p/>
        </draw:line>
        <draw:line draw:style-name="gr2" draw:text-style-name="P1" draw:layer="layout" svg:x1="11.446cm" svg:y1="4.482cm" svg:x2="16.361cm" svg:y2="4.482cm">
          <text:p/>
        </draw:line>
        <draw:line draw:style-name="gr2" draw:text-style-name="P1" draw:layer="layout" svg:x1="8.315cm" svg:y1="4.482cm" svg:x2="3.942cm" svg:y2="4.482cm">
          <text:p/>
        </draw:line>
        <draw:line draw:style-name="gr2" draw:text-style-name="P1" draw:layer="layout" svg:x1="16.145cm" svg:y1="14.633cm" svg:x2="16.145cm" svg:y2="8.801cm">
          <text:p/>
        </draw:line>
        <draw:line draw:style-name="gr2" draw:text-style-name="P1" draw:layer="layout" svg:x1="5.346cm" svg:y1="12.689cm" svg:x2="5.346cm" svg:y2="15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0:46:38.361051563</meta:creation-date>
    <dc:date>2016-11-01T19:15:35.963327563</dc:date>
    <meta:editing-duration>P9DT8H12M56S</meta:editing-duration>
    <meta:editing-cycles>130</meta:editing-cycles>
    <meta:generator>LibreOffice/4.2.8.2$Linux_x86 LibreOffice_project/420m0$Build-2</meta:generator>
    <meta:document-statistic meta:object-count="7"/>
  </office:meta>
</office:document-meta>
</file>